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TimesNewRomanPSMT" svg:font-family="TimesNewRomanPSMT" style:font-family-generic="roman"/>
    <style:font-face style:name="ArialMT" svg:font-family="ArialMT" style:font-family-generic="swiss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"/>
    </style:style>
    <style:style style:name="P2" style:family="paragraph" style:parent-style-name="Standard">
      <style:text-properties style:font-name="Times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/>
    </style:style>
    <style:style style:name="P4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Times New Roman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5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Times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6" style:family="paragraph" style:parent-style-name="Standard">
      <style:paragraph-properties fo:text-align="start" style:justify-single-word="false" fo:break-before="pag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Times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1" style:family="text"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2" style:family="text">
      <style:text-properties style:use-window-font-color="true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3" style:family="text">
      <style:text-properties style:use-window-font-color="true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4" style:family="text">
      <style:text-properties style:use-window-font-color="true" style:font-name="Arial" fo:font-size="16pt" fo:font-weight="bold" style:font-name-asian="ArialMT" style:font-size-asian="16pt" style:font-weight-asian="bold" style:font-name-complex="ArialMT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4">Lists of muon decay candidate events for each group.</text:span><text:span text:style-name="T1"> </text:span></text:h>
      <text:p text:style-name="P3"><text:span text:style-name="T2">They are in this document as web links.</text:span><text:span text:style-name="T3"> </text:span></text:p>
      <text:p text:style-name="P3"><text:span text:style-name="T2">There are two pages for each of 15 groups, plus a couple pages of extra in case you need them.</text:span><text:span text:style-name="T3"> </text:span></text:p>
      <text:p text:style-name="P3"><text:span text:style-name="T2">Probably you are using software to read these as a word-processing document or a .pdf file.</text:span><text:span text:style-name="T3"> </text:span></text:p>
      <text:p text:style-name="P3"><text:span text:style-name="T2">You might be able to view each link in a browser by simply double clicking it.</text:span><text:span text:style-name="T3"> </text:span></text:p>
      <text:p text:style-name="P3"><text:span text:style-name="T2">Or try right clicking (on a Mac control-click) then select Open Hyperlink form the context menu.</text:span><text:span text:style-name="T3"> </text:span></text:p>
      <text:p text:style-name="P4">If that doesn't work, it should also be reasonable to cut and paste the link into your web browser.</text:p>
      <text:p text:style-name="P5"/>
      <text:p text:style-name="P6"/>
      <text:p text:style-name="P1"/>
      <text:p text:style-name="P1"/>
      <text:p text:style-name="P2"><text:a xlink:type="simple" xlink:href="http://minerva05.fnal.gov:8080/tagg/Arachne/simple.html?filename=/minerva/data/data_processing/downstream/dst/numibeam/v8r2p2/00/00/10/19/MN_00001019_0002_numib_v04_1001042333_RecoData_DST_v8r2p2.root&amp;entry=1021&amp;slice=-1">http://minerva05.fnal.gov:8080/tagg/Arachne/simple.html?filename=/minerva/data/users/minervapro/outreach/CCQE_antinu_DSTs_v8r2p2_runs1019_1020/19/MN_00001019_0002_numib_v04_1001042333_RecoData_DST_v8r2p2.root&amp;entry=1021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3_numib_v04_1001050033_RecoData_DST_v8r2p2.root&amp;entry=847&amp;slice=-1">http://minerva05.fnal.gov:8080/tagg/Arachne/simple.html?filename=/minerva/data/users/minervapro/outreach/CCQE_antinu_DSTs_v8r2p2_runs1019_1020/19/MN_00001019_0003_numib_v04_1001050033_RecoData_DST_v8r2p2.root&amp;entry=847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3_numib_v04_1001050033_RecoData_DST_v8r2p2.root&amp;entry=850&amp;slice=-1">http://minerva05.fnal.gov:8080/tagg/Arachne/simple.html?filename=/minerva/data/users/minervapro/outreach/CCQE_antinu_DSTs_v8r2p2_runs1019_1020/19/MN_00001019_0003_numib_v04_1001050033_RecoData_DST_v8r2p2.root&amp;entry=850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3_numib_v04_1001050033_RecoData_DST_v8r2p2.root&amp;entry=1251&amp;slice=-1">http://minerva05.fnal.gov:8080/tagg/Arachne/simple.html?filename=/minerva/data/users/minervapro/outreach/CCQE_antinu_DSTs_v8r2p2_runs1019_1020/19/MN_00001019_0003_numib_v04_1001050033_RecoData_DST_v8r2p2.root&amp;entry=1251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3_numib_v04_1001050033_RecoData_DST_v8r2p2.root&amp;entry=1296&amp;slice=-1">http://minerva05.fnal.gov:8080/tagg/Arachne/simple.html?filename=/minerva/data/users/minervapro/outreach/CCQE_antinu_DSTs_v8r2p2_runs1019_1020/19/MN_00001019_0003_numib_v04_1001050033_RecoData_DST_v8r2p2.root&amp;entry=1296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3_numib_v04_1001050033_RecoData_DST_v8r2p2.root&amp;entry=1380&amp;slice=-1">http://minerva05.fnal.gov:8080/tagg/Arachne/simple.html?filename=/minerva/data/users/minervapro/outreach/CCQE_antinu_DSTs_v8r2p2_runs1019_1020/19/MN_00001019_0003_numib_v04_1001050033_RecoData_DST_v8r2p2.root&amp;entry=1380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3_numib_v04_1001050033_RecoData_DST_v8r2p2.root&amp;entry=1437&amp;slice=-1">http://minerva05.fnal.gov:8080/tagg/Arachne/simple.html?filename=/minerva/data/users/minervapro/outreach/CCQE_antinu_DSTs_v8r2p2_runs1019_1020/19/MN_00001019_0003_numib_v04_1001050033_RecoData_DST_v8r2p2.root&amp;entry=1437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4_numib_v04_1001050133_RecoData_DST_v8r2p2.root&amp;entry=58&amp;slice=-1">http://minerva05.fnal.gov:8080/tagg/Arachne/simple.html?filename=/minerva/data/users/minervapro/outreach/CCQE_antinu_DSTs_v8r2p2_runs1019_1020/19/MN_00001019_0004_numib_v04_1001050133_RecoData_DST_v8r2p2.root&amp;entry=58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4_numib_v04_1001050133_RecoData_DST_v8r2p2.root&amp;entry=1012&amp;slice=-1">http://minerva05.fnal.gov:8080/tagg/Arachne/simple.html?filename=/minerva/data/users/minervapro/outreach/CCQE_antinu_DSTs_v8r2p2_runs1019_1020/19/MN_00001019_0004_numib_v04_1001050133_RecoData_DST_v8r2p2.root&amp;entry=1012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4_numib_v04_1001050133_RecoData_DST_v8r2p2.root&amp;entry=1237&amp;slice=-1">http://minerva05.fnal.gov:8080/tagg/Arachne/simple.html?filename=/minerva/data/users/minervapro/outreach/CCQE_antinu_DSTs_v8r2p2_runs1019_1020/19/MN_00001019_0004_numib_v04_1001050133_RecoData_DST_v8r2p2.root&amp;entry=1237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4_numib_v04_1001050133_RecoData_DST_v8r2p2.root&amp;entry=1363&amp;slice=-1">http://minerva05.fnal.gov:8080/tagg/Arachne/simple.html?filename=/minerva/data/users/minervapro/outreach/CCQE_antinu_DSTs_v8r2p2_runs1019_1020/19/MN_00001019_0004_numib_v04_1001050133_RecoData_DST_v8r2p2.root&amp;entry=1363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5_numib_v04_1001050234_RecoData_DST_v8r2p2.root&amp;entry=410&amp;slice=-1">http://minerva05.fnal.gov:8080/tagg/Arachne/simple.html?filename=/minerva/data/users/minervapro/outreach/CCQE_antinu_DSTs_v8r2p2_runs1019_1020/19/MN_00001019_0005_numib_v04_1001050234_RecoData_DST_v8r2p2.root&amp;entry=410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5_numib_v04_1001050234_RecoData_DST_v8r2p2.root&amp;entry=706&amp;slice=-1">http://minerva05.fnal.gov:8080/tagg/Arachne/simple.html?filename=/minerva/data/users/minervapro/outreach/CCQE_antinu_DSTs_v8r2p2_runs1019_1020/19/MN_00001019_0005_numib_v04_1001050234_RecoData_DST_v8r2p2.root&amp;entry=706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5_numib_v04_1001050234_RecoData_DST_v8r2p2.root&amp;entry=755&amp;slice=-1">http://minerva05.fnal.gov:8080/tagg/Arachne/simple.html?filename=/minerva/data/users/minervapro/outreach/CCQE_antinu_DSTs_v8r2p2_runs1019_1020/19/MN_00001019_0005_numib_v04_1001050234_RecoData_DST_v8r2p2.root&amp;entry=755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5_numib_v04_1001050234_RecoData_DST_v8r2p2.root&amp;entry=773&amp;slice=-1">http://minerva05.fnal.gov:8080/tagg/Arachne/simple.html?filename=/minerva/data/users/minervapro/outreach/CCQE_antinu_DSTs_v8r2p2_runs1019_1020/19/MN_00001019_0005_numib_v04_1001050234_RecoData_DST_v8r2p2.root&amp;entry=773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5_numib_v04_1001050234_RecoData_DST_v8r2p2.root&amp;entry=1086&amp;slice=-1">http://minerva05.fnal.gov:8080/tagg/Arachne/simple.html?filename=/minerva/data/users/minervapro/outreach/CCQE_antinu_DSTs_v8r2p2_runs1019_1020/19/MN_00001019_0005_numib_v04_1001050234_RecoData_DST_v8r2p2.root&amp;entry=1086&amp;slice=-1</text:a></text:p>
      <text:p text:style-name="P2"/>
      <text:p text:style-name="P2"><text:soft-page-break/><text:a xlink:type="simple" xlink:href="http://minerva05.fnal.gov:8080/tagg/Arachne/simple.html?filename=/minerva/data/data_processing/downstream/dst/numibeam/v8r2p2/00/00/10/19/MN_00001019_0006_numib_v04_1001050334_RecoData_DST_v8r2p2.root&amp;entry=11&amp;slice=-1">http://minerva05.fnal.gov:8080/tagg/Arachne/simple.html?filename=/minerva/data/users/minervapro/outreach/CCQE_antinu_DSTs_v8r2p2_runs1019_1020/19/MN_00001019_0006_numib_v04_1001050334_RecoData_DST_v8r2p2.root&amp;entry=11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6_numib_v04_1001050334_RecoData_DST_v8r2p2.root&amp;entry=26&amp;slice=-1">http://minerva05.fnal.gov:8080/tagg/Arachne/simple.html?filename=/minerva/data/users/minervapro/outreach/CCQE_antinu_DSTs_v8r2p2_runs1019_1020/19/MN_00001019_0006_numib_v04_1001050334_RecoData_DST_v8r2p2.root&amp;entry=26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6_numib_v04_1001050334_RecoData_DST_v8r2p2.root&amp;entry=174&amp;slice=-1">http://minerva05.fnal.gov:8080/tagg/Arachne/simple.html?filename=/minerva/data/users/minervapro/outreach/CCQE_antinu_DSTs_v8r2p2_runs1019_1020/19/MN_00001019_0006_numib_v04_1001050334_RecoData_DST_v8r2p2.root&amp;entry=174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6_numib_v04_1001050334_RecoData_DST_v8r2p2.root&amp;entry=396&amp;slice=-1">http://minerva05.fnal.gov:8080/tagg/Arachne/simple.html?filename=/minerva/data/users/minervapro/outreach/CCQE_antinu_DSTs_v8r2p2_runs1019_1020/19/MN_00001019_0006_numib_v04_1001050334_RecoData_DST_v8r2p2.root&amp;entry=396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6_numib_v04_1001050334_RecoData_DST_v8r2p2.root&amp;entry=470&amp;slice=-1">http://minerva05.fnal.gov:8080/tagg/Arachne/simple.html?filename=/minerva/data/users/minervapro/outreach/CCQE_antinu_DSTs_v8r2p2_runs1019_1020/19/MN_00001019_0006_numib_v04_1001050334_RecoData_DST_v8r2p2.root&amp;entry=470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6_numib_v04_1001050334_RecoData_DST_v8r2p2.root&amp;entry=517&amp;slice=-1">http://minerva05.fnal.gov:8080/tagg/Arachne/simple.html?filename=/minerva/data/users/minervapro/outreach/CCQE_antinu_DSTs_v8r2p2_runs1019_1020/19/MN_00001019_0006_numib_v04_1001050334_RecoData_DST_v8r2p2.root&amp;entry=517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6_numib_v04_1001050334_RecoData_DST_v8r2p2.root&amp;entry=997&amp;slice=-1">http://minerva05.fnal.gov:8080/tagg/Arachne/simple.html?filename=/minerva/data/users/minervapro/outreach/CCQE_antinu_DSTs_v8r2p2_runs1019_1020/19/MN_00001019_0006_numib_v04_1001050334_RecoData_DST_v8r2p2.root&amp;entry=997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6_numib_v04_1001050334_RecoData_DST_v8r2p2.root&amp;entry=1301&amp;slice=-1">http://minerva05.fnal.gov:8080/tagg/Arachne/simple.html?filename=/minerva/data/users/minervapro/outreach/CCQE_antinu_DSTs_v8r2p2_runs1019_1020/19/MN_00001019_0006_numib_v04_1001050334_RecoData_DST_v8r2p2.root&amp;entry=1301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7_numib_v04_1001050456_RecoData_DST_v8r2p2.root&amp;entry=220&amp;slice=-1">http://minerva05.fnal.gov:8080/tagg/Arachne/simple.html?filename=/minerva/data/users/minervapro/outreach/CCQE_antinu_DSTs_v8r2p2_runs1019_1020/19/MN_00001019_0007_numib_v04_1001050456_RecoData_DST_v8r2p2.root&amp;entry=220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7_numib_v04_1001050456_RecoData_DST_v8r2p2.root&amp;entry=518&amp;slice=-1">http://minerva05.fnal.gov:8080/tagg/Arachne/simple.html?filename=/minerva/data/users/minervapro/outreach/CCQE_antinu_DSTs_v8r2p2_runs1019_1020/19/MN_00001019_0007_numib_v04_1001050456_RecoData_DST_v8r2p2.root&amp;entry=518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7_numib_v04_1001050456_RecoData_DST_v8r2p2.root&amp;entry=713&amp;slice=-1">http://minerva05.fnal.gov:8080/tagg/Arachne/simple.html?filename=/minerva/data/users/minervapro/outreach/CCQE_antinu_DSTs_v8r2p2_runs1019_1020/19/MN_00001019_0007_numib_v04_1001050456_RecoData_DST_v8r2p2.root&amp;entry=713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7_numib_v04_1001050456_RecoData_DST_v8r2p2.root&amp;entry=745&amp;slice=-1">http://minerva05.fnal.gov:8080/tagg/Arachne/simple.html?filename=/minerva/data/users/minervapro/outreach/CCQE_antinu_DSTs_v8r2p2_runs1019_1020/19/MN_00001019_0007_numib_v04_1001050456_RecoData_DST_v8r2p2.root&amp;entry=745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7_numib_v04_1001050456_RecoData_DST_v8r2p2.root&amp;entry=799&amp;slice=-1">http://minerva05.fnal.gov:8080/tagg/Arachne/simple.html?filename=/minerva/data/users/minervapro/outreach/CCQE_antinu_DSTs_v8r2p2_runs1019_1020/19/MN_00001019_0007_numib_v04_1001050456_RecoData_DST_v8r2p2.root&amp;entry=799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7_numib_v04_1001050456_RecoData_DST_v8r2p2.root&amp;entry=831&amp;slice=-1">http://minerva05.fnal.gov:8080/tagg/Arachne/simple.html?filename=/minerva/data/users/minervapro/outreach/CCQE_antinu_DSTs_v8r2p2_runs1019_1020/19/MN_00001019_0007_numib_v04_1001050456_RecoData_DST_v8r2p2.root&amp;entry=831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7_numib_v04_1001050456_RecoData_DST_v8r2p2.root&amp;entry=858&amp;slice=-1">http://minerva05.fnal.gov:8080/tagg/Arachne/simple.html?filename=/minerva/data/users/minervapro/outreach/CCQE_antinu_DSTs_v8r2p2_runs1019_1020/19/MN_00001019_0007_numib_v04_1001050456_RecoData_DST_v8r2p2.root&amp;entry=858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7_numib_v04_1001050456_RecoData_DST_v8r2p2.root&amp;entry=1012&amp;slice=-1">http://minerva05.fnal.gov:8080/tagg/Arachne/simple.html?filename=/minerva/data/users/minervapro/outreach/CCQE_antinu_DSTs_v8r2p2_runs1019_1020/19/MN_00001019_0007_numib_v04_1001050456_RecoData_DST_v8r2p2.root&amp;entry=1012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7_numib_v04_1001050456_RecoData_DST_v8r2p2.root&amp;entry=1139&amp;slice=-1">http://minerva05.fnal.gov:8080/tagg/Arachne/simple.html?filename=/minerva/data/users/minervapro/outreach/CCQE_antinu_DSTs_v8r2p2_runs1019_1020/19/MN_00001019_0007_numib_v04_1001050456_RecoData_DST_v8r2p2.root&amp;entry=1139&amp;slice=-1</text:a></text:p>
      <text:p text:style-name="P2"><text:soft-page-break/></text:p>
      <text:p text:style-name="P2"><text:a xlink:type="simple" xlink:href="http://minerva05.fnal.gov:8080/tagg/Arachne/simple.html?filename=/minerva/data/data_processing/downstream/dst/numibeam/v8r2p2/00/00/10/19/MN_00001019_0007_numib_v04_1001050456_RecoData_DST_v8r2p2.root&amp;entry=1222&amp;slice=-1">http://minerva05.fnal.gov:8080/tagg/Arachne/simple.html?filename=/minerva/data/users/minervapro/outreach/CCQE_antinu_DSTs_v8r2p2_runs1019_1020/19/MN_00001019_0007_numib_v04_1001050456_RecoData_DST_v8r2p2.root&amp;entry=1222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7_numib_v04_1001050456_RecoData_DST_v8r2p2.root&amp;entry=1497&amp;slice=-1">http://minerva05.fnal.gov:8080/tagg/Arachne/simple.html?filename=/minerva/data/users/minervapro/outreach/CCQE_antinu_DSTs_v8r2p2_runs1019_1020/19/MN_00001019_0007_numib_v04_1001050456_RecoData_DST_v8r2p2.root&amp;entry=1497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7_numib_v04_1001050456_RecoData_DST_v8r2p2.root&amp;entry=1498&amp;slice=-1">http://minerva05.fnal.gov:8080/tagg/Arachne/simple.html?filename=/minerva/data/users/minervapro/outreach/CCQE_antinu_DSTs_v8r2p2_runs1019_1020/19/MN_00001019_0007_numib_v04_1001050456_RecoData_DST_v8r2p2.root&amp;entry=1498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8_numib_v04_1001050601_RecoData_DST_v8r2p2.root&amp;entry=119&amp;slice=-1">http://minerva05.fnal.gov:8080/tagg/Arachne/simple.html?filename=/minerva/data/users/minervapro/outreach/CCQE_antinu_DSTs_v8r2p2_runs1019_1020/19/MN_00001019_0008_numib_v04_1001050601_RecoData_DST_v8r2p2.root&amp;entry=119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8_numib_v04_1001050601_RecoData_DST_v8r2p2.root&amp;entry=859&amp;slice=-1">http://minerva05.fnal.gov:8080/tagg/Arachne/simple.html?filename=/minerva/data/users/minervapro/outreach/CCQE_antinu_DSTs_v8r2p2_runs1019_1020/19/MN_00001019_0008_numib_v04_1001050601_RecoData_DST_v8r2p2.root&amp;entry=859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8_numib_v04_1001050601_RecoData_DST_v8r2p2.root&amp;entry=862&amp;slice=-1">http://minerva05.fnal.gov:8080/tagg/Arachne/simple.html?filename=/minerva/data/users/minervapro/outreach/CCQE_antinu_DSTs_v8r2p2_runs1019_1020/19/MN_00001019_0008_numib_v04_1001050601_RecoData_DST_v8r2p2.root&amp;entry=862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8_numib_v04_1001050601_RecoData_DST_v8r2p2.root&amp;entry=894&amp;slice=-1">http://minerva05.fnal.gov:8080/tagg/Arachne/simple.html?filename=/minerva/data/users/minervapro/outreach/CCQE_antinu_DSTs_v8r2p2_runs1019_1020/19/MN_00001019_0008_numib_v04_1001050601_RecoData_DST_v8r2p2.root&amp;entry=894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8_numib_v04_1001050601_RecoData_DST_v8r2p2.root&amp;entry=1301&amp;slice=-1">http://minerva05.fnal.gov:8080/tagg/Arachne/simple.html?filename=/minerva/data/users/minervapro/outreach/CCQE_antinu_DSTs_v8r2p2_runs1019_1020/19/MN_00001019_0008_numib_v04_1001050601_RecoData_DST_v8r2p2.root&amp;entry=1301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8_numib_v04_1001050601_RecoData_DST_v8r2p2.root&amp;entry=1442&amp;slice=-1">http://minerva05.fnal.gov:8080/tagg/Arachne/simple.html?filename=/minerva/data/users/minervapro/outreach/CCQE_antinu_DSTs_v8r2p2_runs1019_1020/19/MN_00001019_0008_numib_v04_1001050601_RecoData_DST_v8r2p2.root&amp;entry=1442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8_numib_v04_1001050601_RecoData_DST_v8r2p2.root&amp;entry=1482&amp;slice=-1">http://minerva05.fnal.gov:8080/tagg/Arachne/simple.html?filename=/minerva/data/users/minervapro/outreach/CCQE_antinu_DSTs_v8r2p2_runs1019_1020/19/MN_00001019_0008_numib_v04_1001050601_RecoData_DST_v8r2p2.root&amp;entry=1482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9_numib_v04_1001050702_RecoData_DST_v8r2p2.root&amp;entry=205&amp;slice=-1">http://minerva05.fnal.gov:8080/tagg/Arachne/simple.html?filename=/minerva/data/users/minervapro/outreach/CCQE_antinu_DSTs_v8r2p2_runs1019_1020/19/MN_00001019_0009_numib_v04_1001050702_RecoData_DST_v8r2p2.root&amp;entry=205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9_numib_v04_1001050702_RecoData_DST_v8r2p2.root&amp;entry=542&amp;slice=-1">http://minerva05.fnal.gov:8080/tagg/Arachne/simple.html?filename=/minerva/data/users/minervapro/outreach/CCQE_antinu_DSTs_v8r2p2_runs1019_1020/19/MN_00001019_0009_numib_v04_1001050702_RecoData_DST_v8r2p2.root&amp;entry=542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9_numib_v04_1001050702_RecoData_DST_v8r2p2.root&amp;entry=752&amp;slice=-1">http://minerva05.fnal.gov:8080/tagg/Arachne/simple.html?filename=/minerva/data/users/minervapro/outreach/CCQE_antinu_DSTs_v8r2p2_runs1019_1020/19/MN_00001019_0009_numib_v04_1001050702_RecoData_DST_v8r2p2.root&amp;entry=752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9_numib_v04_1001050702_RecoData_DST_v8r2p2.root&amp;entry=972&amp;slice=-1">http://minerva05.fnal.gov:8080/tagg/Arachne/simple.html?filename=/minerva/data/users/minervapro/outreach/CCQE_antinu_DSTs_v8r2p2_runs1019_1020/19/MN_00001019_0009_numib_v04_1001050702_RecoData_DST_v8r2p2.root&amp;entry=972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09_numib_v04_1001050702_RecoData_DST_v8r2p2.root&amp;entry=997&amp;slice=-1">http://minerva05.fnal.gov:8080/tagg/Arachne/simple.html?filename=/minerva/data/users/minervapro/outreach/CCQE_antinu_DSTs_v8r2p2_runs1019_1020/19/MN_00001019_0009_numib_v04_1001050702_RecoData_DST_v8r2p2.root&amp;entry=997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0_numib_v04_1001050802_RecoData_DST_v8r2p2.root&amp;entry=168&amp;slice=-1">http://minerva05.fnal.gov:8080/tagg/Arachne/simple.html?filename=/minerva/data/users/minervapro/outreach/CCQE_antinu_DSTs_v8r2p2_runs1019_1020/19/MN_00001019_0010_numib_v04_1001050802_RecoData_DST_v8r2p2.root&amp;entry=168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0_numib_v04_1001050802_RecoData_DST_v8r2p2.root&amp;entry=266&amp;slice=-1">http://minerva05.fnal.gov:8080/tagg/Arachne/simple.html?filename=/minerva/data/users/minervapro/outreach/CCQE_antinu_DSTs_v8r2p2_runs1019_1020/19/MN_00001019_0010_numib_v04</text:a><text:a xlink:type="simple" xlink:href="http://minerva05.fnal.gov:8080/tagg/Arachne/simple.html?filename=/minerva/data/data_processing/downstream/dst/numibeam/v8r2p2/00/00/10/19/MN_00001019_0010_numib_v04_1001050802_RecoData_DST_v8r2p2.root&amp;entry=266&amp;slice=-1">_1001050802_RecoData_DST_v8r2p2.root&amp;entry=266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0_numib_v04_1001050802_RecoData_DST_v8r2p2.root&amp;entry=1337&amp;slice=-1">http://minerva05.fnal.gov:8080/tagg/Arachne/simple.html?filename=/minerva/data/users/minervapro/outreach/CCQE_antinu_DSTs_v8r2p2_runs1019_1020/19/MN_00001019_0010_numib_v04_1001050802_RecoData_DST_v8r2p2.root&amp;entry=1337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1_numib_v04_1001050903_RecoData_DST_v8r2p2.root&amp;entry=111&amp;slice=-1">http://minerva05.fnal.gov:8080/tagg/Arachne/simple.html?filename=/minerva/data/users/minervapro/outreach/CCQE_antinu_DSTs_v8r2p2_runs1019_1020/19/MN_00001019_0011_numib_v04_1001050903_RecoData_DST_v8r2p2.root&amp;entry=111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1_numib_v04_1001050903_RecoData_DST_v8r2p2.root&amp;entry=154&amp;slice=-1">http://minerva05.fnal.gov:8080/tagg/Arachne/simple.html?filename=/minerva/data/users/minervapro/outreach/CCQE_antinu_DSTs_v8r2p2_runs1019_1020/19/MN_00001019_0011_numib_v04_1001050903_RecoData_DST_v8r2p2.root&amp;entry=154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1_numib_v04_1001050903_RecoData_DST_v8r2p2.root&amp;entry=621&amp;slice=-1">http://minerva05.fnal.gov:8080/tagg/Arachne/simple.html?filename=/minerva/data/users/minervapro/outreach/CCQE_antinu_DSTs_v8r2p2_runs1019_1020/19/MN_00001019_0011_numib_v04_1001050903_RecoData_DST_v8r2p2.root&amp;entry=621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1_numib_v04_1001050903_RecoData_DST_v8r2p2.root&amp;entry=635&amp;slice=-1">http://minerva05.fnal.gov:8080/tagg/Arachne/simple.html?filename=/minerva/data/users/minervapro/outreach/CCQE_antinu_DSTs_v8r2p2_runs1019_1020/19/MN_00001019_0011_numib_v04_1001050903_RecoData_DST_v8r2p2.root&amp;entry=635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1_numib_v04_1001050903_RecoData_DST_v8r2p2.root&amp;entry=941&amp;slice=-1">http://minerva05.fnal.gov:8080/tagg/Arachne/simple.html?filename=/minerva/data/users/minervapro/outreach/CCQE_antinu_DSTs_v8r2p2_runs1019_1020/19/MN_00001019_0011_numib_v04_1001050903_RecoData_DST_v8r2p2.root&amp;entry=941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2_numib_v04_1001051003_RecoData_DST_v8r2p2.root&amp;entry=151&amp;slice=-1">http://minerva05.fnal.gov:8080/tagg/Arachne/simple.html?filename=/minerva/data/users/minervapro/outreach/CCQE_antinu_DSTs_v8r2p2_runs1019_1020/19/MN_00001019_0012_numib_v04_1001051003_RecoData_DST_v8r2p2.root&amp;entry=151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2_numib_v04_1001051003_RecoData_DST_v8r2p2.root&amp;entry=182&amp;slice=-1">http://minerva05.fnal.gov:8080/tagg/Arachne/simple.html?filename=/minerva/data/users/minervapro/outreach/CCQE_antinu_DSTs_v8r2p2_runs1019_1020/19/MN_00001019_0012_numib_v04_1001051003_RecoData_DST_v8r2p2.root&amp;entry=182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2_numib_v04_1001051003_RecoData_DST_v8r2p2.root&amp;entry=233&amp;slice=-1">http://minerva05.fnal.gov:8080/tagg/Arachne/simple.html?filename=/minerva/data/users/minervapro/outreach/CCQE_antinu_DSTs_v8r2p2_runs1019_1020/19/MN_00001019_0012_numib_v04_1001051003_RecoData_DST_v8r2p2.root&amp;entry=233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2_numib_v04_1001051003_RecoData_DST_v8r2p2.root&amp;entry=578&amp;slice=-1">http://minerva05.fnal.gov:8080/tagg/Arachne/simple.html?filename=/minerva/data/users/minervapro/outreach/CCQE_antinu_DSTs_v8r2p2_runs1019_1020/19/MN_00001019_0012_numib_v04_1001051003_RecoData_DST_v8r2p2.root&amp;entry=578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2_numib_v04_1001051003_RecoData_DST_v8r2p2.root&amp;entry=612&amp;slice=-1">http://minerva05.fnal.gov:8080/tagg/Arachne/simple.html?filename=/minerva/data/users/minervapro/outreach/CCQE_antinu_DSTs_v8r2p2_runs1019_1020/19/MN_00001019_0012_numib_v04_1001051003_RecoData_DST_v8r2p2.root&amp;entry=612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2_numib_v04_1001051003_RecoData_DST_v8r2p2.root&amp;entry=1157&amp;slice=-1">http://minerva05.fnal.gov:8080/tagg/Arachne/simple.html?filename=/minerva/data/users/minervapro/outreach/CCQE_antinu_DSTs_v8r2p2_runs1019_1020/19/MN_00001019_0012_numib_v04_1001051003_RecoData_DST_v8r2p2.root&amp;entry=1157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2_numib_v04_1001051003_RecoData_DST_v8r2p2.root&amp;entry=1221&amp;slice=-1">http://minerva05.fnal.gov:8080/tagg/Arachne/simple.html?filename=/minerva/data/users/minervapro/outreach/CCQE_antinu_DSTs_v8r2p2_runs1019_1020/19/MN_00001019_0012_numib_v04_1001051003_RecoData_DST_v8r2p2.root&amp;entry=1221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2_numib_v04_1001051003_RecoData_DST_v8r2p2.root&amp;entry=1385&amp;slice=-1">http://minerva05.fnal.gov:8080/tagg/Arachne/simple.html?filename=/minerva/data/users/minervapro/outreach/CCQE_antinu_DSTs_v8r2p2_runs1019_1020/19/MN_00001019_0012_numib_v04_1001051003_RecoData_DST_v8r2p2.root&amp;entry=1385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3_numib_v04_1001051103_RecoData_DST_v8r2p2.root&amp;entry=1&amp;slice=-1">http://minerva05.fnal.gov:8080/tagg/Arachne/simple.html?filename=/minerva/data/users/minervapro/outreach/CCQE_antinu_DSTs_v8r2p2_runs1019_1020/19/MN_00001019_0013_numib_v04_1001051103_RecoData_DST_v8r2p2.root&amp;entry=1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3_numib_v04_1001051103_RecoData_DST_v8r2p2.root&amp;entry=703&amp;slice=-1">http://minerva05.fnal.gov:8080/tagg/Arachne/simple.html?filename=/minerva/data/users/minervapro/outreach/CCQE_antinu_DSTs_v8r2p2_runs1019_1020/19/MN_00001019_0013_numib_v04_1001051103_RecoData_DST_v8r2p2.root&amp;entry=703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3_numib_v04_1001051103_RecoData_DST_v8r2p2.root&amp;entry=1033&amp;slice=-1">http://minerva05.fnal.gov:8080/tagg/Arachne/simple.html?</text:a><text:soft-page-break/><text:a xlink:type="simple" xlink:href="http://minerva05.fnal.gov:8080/tagg/Arachne/simple.html?filename=/minerva/data/data_processing/downstream/dst/numibeam/v8r2p2/00/00/10/19/MN_00001019_0013_numib_v04_1001051103_RecoData_DST_v8r2p2.root&amp;entry=1033&amp;slice=-1">filename=/minerva/data/users/minervapro/outreach/CCQE_antinu_DSTs_v8r2p2_runs1019_1020/19/MN_00001019_0013_numib_v04_1001051103_RecoData_DST_v8r2p2.root&amp;entry=1033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4_numib_v04_1001051203_RecoData_DST_v8r2p2.root&amp;entry=464&amp;slice=-1">http://minerva05.fnal.gov:8080/tagg/Arachne/simple.html?filename=/minerva/data/users/minervapro/outreach/CCQE_antinu_DSTs_v8r2p2_runs1019_1020/19/MN_00001019_0014_numib_v04_1001051203_RecoData_DST_v8r2p2.root&amp;entry=464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4_numib_v04_1001051203_RecoData_DST_v8r2p2.root&amp;entry=1191&amp;slice=-1">http://minerva05.fnal.gov:8080/tagg/Arachne/simple.html?filename=/minerva/data/users/minervapro/outreach/CCQE_antinu_DSTs_v8r2p2_runs1019_1020/19/MN_00001019_0014_numib_v04_1001051203_RecoData_DST_v8r2p2.root&amp;entry=1191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4_numib_v04_1001051203_RecoData_DST_v8r2p2.root&amp;entry=1255&amp;slice=-1">http://minerva05.fnal.gov:8080/tagg/Arachne/simple.html?filename=/minerva/data/users/minervapro/outreach/CCQE_antinu_DSTs_v8r2p2_runs1019_1020/19/MN_00001019_0014_numib_v04_1001051203_RecoData_DST_v8r2p2.root&amp;entry=1255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4_numib_v04_1001051203_RecoData_DST_v8r2p2.root&amp;entry=1388&amp;slice=-1">http://minerva05.fnal.gov:8080/tagg/Arachne/simple.html?filename=/minerva/data/users/minervapro/outreach/CCQE_antinu_DSTs_v8r2p2_runs1019_1020/19/MN_00001019_0014_numib_v04_1001051203_RecoData_DST_v8r2p2.root&amp;entry=1388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4_numib_v04_1001051203_RecoData_DST_v8r2p2.root&amp;entry=1464&amp;slice=-1">http://minerva05.fnal.gov:8080/tagg/Arachne/simple.html?filename=/minerva/data/users/minervapro/outreach/CCQE_antinu_DSTs_v8r2p2_runs1019_1020/19/MN_00001019_0014_numib_v04_1001051203_RecoData_DST_v8r2p2.root&amp;entry=1464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5_numib_v04_1001051302_RecoData_DST_v8r2p2.root&amp;entry=736&amp;slice=-1">http://minerva05.fnal.gov:8080/tagg/Arachne/simple.html?filename=/minerva/data/users/minervapro/outreach/CCQE_antinu_DSTs_v8r2p2_runs1019_1020/19/MN_00001019_0015_numib_v04_1001051302_RecoData_DST_v8r2p2.root&amp;entry=736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5_numib_v04_1001051302_RecoData_DST_v8r2p2.root&amp;entry=756&amp;slice=-1">http://minerva05.fnal.gov:8080/tagg/Arachne/simple.html?filename=/minerva/data/users/minervapro/outreach/CCQE_antinu_DSTs_v8r2p2_runs1019_1020/19/MN_00001019_0015_numib_v04_1001051302_RecoData_DST_v8r2p2.root&amp;entry=756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5_numib_v04_1001051302_RecoData_DST_v8r2p2.root&amp;entry=809&amp;slice=-1">http://minerva05.fnal.gov:8080/tagg/Arachne/simple.html?filename=/minerva/data/users/minervapro/outreach/CCQE_antinu_DSTs_v8r2p2_runs1019_1020/19/MN_00001019_0015_numib_v04_1001051302_RecoData_DST_v8r2p2.root&amp;entry=809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5_numib_v04_1001051302_RecoData_DST_v8r2p2.root&amp;entry=1018&amp;slice=-1">http://minerva05.fnal.gov:8080/tagg/Arachne/simple.html?filename=/minerva/data/users/minervapro/outreach/CCQE_antinu_DSTs_v8r2p2_runs1019_1020/19/MN_00001019_0015_numib_v04_1001051302_RecoData_DST_v8r2p2.root&amp;entry=1018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5_numib_v04_1001051302_RecoData_DST_v8r2p2.root&amp;entry=1037&amp;slice=-1">http://minerva05.fnal.gov:8080/tagg/Arachne/simple.html?filename=/minerva/data/users/minervapro/outreach/CCQE_antinu_DSTs_v8r2p2_runs1019_1020/19/MN_00001019_0015_numib_v04_1001051302_RecoData_DST_v8r2p2.root&amp;entry=1037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5_numib_v04_1001051302_RecoData_DST_v8r2p2.root&amp;entry=1181&amp;slice=-1">http://minerva05.fnal.gov:8080/tagg/Arachne/simple.html?filename=/minerva/data/users/minervapro/outreach/CCQE_antinu_DSTs_v8r2p2_runs1019_1020/19/MN_00001019_0015_numib_v04_1001051302_RecoData_DST_v8r2p2.root&amp;entry=1181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5_numib_v04_1001051302_RecoData_DST_v8r2p2.root&amp;entry=1228&amp;slice=-1">http://minerva05.fnal.gov:8080/tagg/Arachne/simple.html?filename=/minerva/data/users/minervapro/outreach/CCQE_antinu_DSTs_v8r2p2_runs1019_1020/19/MN_00001019_0015_numib_v04_1001051302_RecoData_DST_v8r2p2.root&amp;entry=1228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5_numib_v04_1001051302_RecoData_DST_v8r2p2.root&amp;entry=1480&amp;slice=-1">http://minerva05.fnal.gov:8080/tagg/Arachne/simple.html?filename=/minerva/data/users/minervapro/outreach/CCQE_antinu_DSTs_v8r2p2_runs1019_1020/19/MN_00001019_0015_numib_v04_1001051302_RecoData_DST_v8r2p2.root&amp;entry=1480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6_numib_v04_1001051405_RecoData_DST_v8r2p2.root&amp;entry=88&amp;slice=-1">http://minerva05.fnal.gov:8080/tagg/Arachne/simple.html?filename=/minerva/data/users/minervapro/outreach/CCQE_antinu_DSTs_v8r2p2_runs1019_1020/19/MN_00001019_0016_numib_v04_1001051405_RecoData_DST_v8r2p2.root&amp;entry=88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6_numib_v04_1001051405_RecoData_DST_v8r2p2.root&amp;entry=355&amp;slice=-1">http://minerva05.fnal.gov:8080/tagg/Arachne/simple.html?filename=/minerva/data/users/minervapro/outreach/CCQE_antinu_DSTs_v8r2p2_runs1019_1020/19/MN_00001019_0016_numib_v04_1001051405_RecoData_DST_v8r2p2.root&amp;entry=355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6_numib_v04_1001051405_RecoData_DST_v8r2p2.root&amp;entry=453&amp;slice=-1">http://minerva05.fnal.gov:8080/tagg/Arachne/simple.html?filename=/minerva/data/users/minervapro/outreach/CCQE_antinu_DSTs_v8r2p2_runs1019_1020/19/MN_00001019_0016_numib_v04_1001051405_RecoData_DST_v8r2p2.root&amp;entry=453&amp;slice=-1</text:a></text:p>
      <text:p text:style-name="P2"/>
      <text:p text:style-name="P2"><text:soft-page-break/><text:a xlink:type="simple" xlink:href="http://minerva05.fnal.gov:8080/tagg/Arachne/simple.html?filename=/minerva/data/data_processing/downstream/dst/numibeam/v8r2p2/00/00/10/19/MN_00001019_0016_numib_v04_1001051405_RecoData_DST_v8r2p2.root&amp;entry=636&amp;slice=-1">http://minerva05.fnal.gov:8080/tagg/Arachne/simple.html?filename=/minerva/data/users/minervapro/outreach/CCQE_antinu_DSTs_v8r2p2_runs1019_1020/19/MN_00001019_0016_numib_v04_1001051405_RecoData_DST_v8r2p2.root&amp;entry=636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6_numib_v04_1001051405_RecoData_DST_v8r2p2.root&amp;entry=647&amp;slice=-1">http://minerva05.fnal.gov:8080/tagg/Arachne/simple.html?filename=/minerva/data/users/minervapro/outreach/CCQE_antinu_DSTs_v8r2p2_runs1019_1020/19/MN_00001019_0016_numib_v04_1001051405_RecoData_DST_v8r2p2.root&amp;entry=647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6_numib_v04_1001051405_RecoData_DST_v8r2p2.root&amp;entry=692&amp;slice=-1">http://minerva05.fnal.gov:8080/tagg/Arachne/simple.html?filename=/minerva/data/users/minervapro/outreach/CCQE_antinu_DSTs_v8r2p2_runs1019_1020/19/MN_00001019_0016_numib_v04_1001051405_RecoData_DST_v8r2p2.root&amp;entry=692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6_numib_v04_1001051405_RecoData_DST_v8r2p2.root&amp;entry=1055&amp;slice=-1">http://minerva05.fnal.gov:8080/tagg/Arachne/simple.html?filename=/minerva/data/users/minervapro/outreach/CCQE_antinu_DSTs_v8r2p2_runs1019_1020/19/MN_00001019_0016_numib_v04_1001051405_RecoData_DST_v8r2p2.root&amp;entry=1055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7_numib_v04_1001051510_RecoData_DST_v8r2p2.root&amp;entry=214&amp;slice=-1">http://minerva05.fnal.gov:8080/tagg/Arachne/simple.html?filename=/minerva/data/users/minervapro/outreach/CCQE_antinu_DSTs_v8r2p2_runs1019_1020/19/MN_00001019_0017_numib_v04_1001051510_RecoData_DST_v8r2p2.root&amp;entry=214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7_numib_v04_1001051510_RecoData_DST_v8r2p2.root&amp;entry=295&amp;slice=-1">http://minerva05.fnal.gov:8080/tagg/Arachne/simple.html?filename=/minerva/data/users/minervapro/outreach/CCQE_antinu_DSTs_v8r2p2_runs1019_1020/19/MN_00001019_0017_numib_v04_1001051510_RecoData_DST_v8r2p2.root&amp;entry=295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7_numib_v04_1001051510_RecoData_DST_v8r2p2.root&amp;entry=1136&amp;slice=-1">http://minerva05.fnal.gov:8080/tagg/Arachne/simple.html?filename=/minerva/data/users/minervapro/outreach/CCQE_antinu_DSTs_v8r2p2_runs1019_1020/19/MN_00001019_0017_numib_v04_1001051510_RecoData_DST_v8r2p2.root&amp;entry=1136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7_numib_v04_1001051510_RecoData_DST_v8r2p2.root&amp;entry=1456&amp;slice=-1">http://minerva05.fnal.gov:8080/tagg/Arachne/simple.html?filename=/minerva/data/users/minervapro/outreach/CCQE_antinu_DSTs_v8r2p2_runs1019_1020/19/MN_00001019_0017_numib_v04_1001051510_RecoData_DST_v8r2p2.root&amp;entry=1456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8_numib_v04_1001051611_RecoData_DST_v8r2p2.root&amp;entry=167&amp;slice=-1">http://minerva05.fnal.gov:8080/tagg/Arachne/simple.html?filename=/minerva/data/users/minervapro/outreach/CCQE_antinu_DSTs_v8r2p2_runs1019_1020/19/MN_00001019_0018_numib_v04_1001051611_RecoData_DST_v8r2p2.root&amp;entry=167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8_numib_v04_1001051611_RecoData_DST_v8r2p2.root&amp;entry=178&amp;slice=-1">http://minerva05.fnal.gov:8080/tagg/Arachne/simple.html?filename=/minerva/data/users/minervapro/outreach/CCQE_antinu_DSTs_v8r2p2_runs1019_1020/19/MN_00001019_0018_numib_v04_1001051611_RecoData_DST_v8r2p2.root&amp;entry=178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8_numib_v04_1001051611_RecoData_DST_v8r2p2.root&amp;entry=463&amp;slice=-1">http://minerva05.fnal.gov:8080/tagg/Arachne/simple.html?filename=/minerva/data/users/minervapro/outreach/CCQE_antinu_DSTs_v8r2p2_runs1019_1020/19/MN_00001019_0018_numib_v04_1001051611_RecoData_DST_v8r2p2.root&amp;entry=463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8_numib_v04_1001051611_RecoData_DST_v8r2p2.root&amp;entry=1026&amp;slice=-1">http://minerva05.fnal.gov:8080/tagg/Arachne/simple.html?filename=/minerva/data/users/minervapro/outreach/CCQE_antinu_DSTs_v8r2p2_runs1019_1020/19/MN_00001019_0018_numib_v04_1001051611_RecoData_DST_v8r2p2.root&amp;entry=1026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8_numib_v04_1001051611_RecoData_DST_v8r2p2.root&amp;entry=1038&amp;slice=-1">http://minerva05.fnal.gov:8080/tagg/Arachne/simple.html?filename=/minerva/data/users/minervapro/outreach/CCQE_antinu_DSTs_v8r2p2_runs1019_1020/19/MN_00001019_0018_numib_v04_1001051611_RecoData_DST_v8r2p2.root&amp;entry=1038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8_numib_v04_1001051611_RecoData_DST_v8r2p2.root&amp;entry=1080&amp;slice=-1">http://minerva05.fnal.gov:8080/tagg/Arachne/simple.html?filename=/minerva/data/users/minervapro/outreach/CCQE_antinu_DSTs_v8r2p2_runs1019_1020/19/MN_00001019_0018_numib_v04_1001051611_RecoData_DST_v8r2p2.root&amp;entry=1080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8_numib_v04_1001051611_RecoData_DST_v8r2p2.root&amp;entry=1474&amp;slice=-1">http://minerva05.fnal.gov:8080/tagg/Arachne/simple.html?filename=/minerva/data/users/minervapro/outreach/CCQE_antinu_DSTs_v8r2p2_runs1019_1020/19/MN_00001019_0018_numib_v04_1001051611_RecoData_DST_v8r2p2.root&amp;entry=1474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9_numib_v04_1001051711_RecoData_DST_v8r2p2.root&amp;entry=544&amp;slice=-1">http://minerva05.fnal.gov:8080/tagg/Arachne/simple.html?filename=/minerva/data/users/minervapro/outreach/CCQE_antinu_DSTs_v8r2p2_runs1019_1020/19/MN_00001019_0019_numib_v04_1001051711_RecoData_DST_v8r2p2.root&amp;entry=544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9_numib_v04_1001051711_RecoData_DST_v8r2p2.root&amp;entry=581&amp;slice=-1">http://minerva05.fnal.gov:8080/tagg/Arachne/simple.html?filename=/minerva/data/users/minervapro/outreach/CCQE_antinu_DSTs_v8r2p2_runs1019_1020/19/MN_00001019_0019_numib_v04_1001051711_RecoData_DST_v8r2p2.root&amp;entry=581&amp;slice=-1</text:a></text:p>
      <text:p text:style-name="P2"><text:soft-page-break/></text:p>
      <text:p text:style-name="P2"><text:a xlink:type="simple" xlink:href="http://minerva05.fnal.gov:8080/tagg/Arachne/simple.html?filename=/minerva/data/data_processing/downstream/dst/numibeam/v8r2p2/00/00/10/19/MN_00001019_0019_numib_v04_1001051711_RecoData_DST_v8r2p2.root&amp;entry=1052&amp;slice=-1">http://minerva05.fnal.gov:8080/tagg/Arachne/simple.html?filename=/minerva/data/users/minervapro/outreach/CCQE_antinu_DSTs_v8r2p2_runs1019_1020/19/MN_00001019_0019_numib_v04_1001051711_RecoData_DST_v8r2p2.root&amp;entry=1052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9_numib_v04_1001051711_RecoData_DST_v8r2p2.root&amp;entry=1084&amp;slice=-1">http://minerva05.fnal.gov:8080/tagg/Arachne/simple.html?filename=/minerva/data/users/minervapro/outreach/CCQE_antinu_DSTs_v8r2p2_runs1019_1020/19/MN_00001019_0019_numib_v04_1001051711_RecoData_DST_v8r2p2.root&amp;entry=1084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19_numib_v04_1001051711_RecoData_DST_v8r2p2.root&amp;entry=1401&amp;slice=-1">http://minerva05.fnal.gov:8080/tagg/Arachne/simple.html?filename=/minerva/data/users/minervapro/outreach/CCQE_antinu_DSTs_v8r2p2_runs1019_1020/19/MN_00001019_0019_numib_v04_1001051711_RecoData_DST_v8r2p2.root&amp;entry=1401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0_numib_v04_1001051812_RecoData_DST_v8r2p2.root&amp;entry=252&amp;slice=-1">http://minerva05.fnal.gov:8080/tagg/Arachne/simple.html?filename=/minerva/data/users/minervapro/outreach/CCQE_antinu_DSTs_v8r2p2_runs1019_1020/19/MN_00001019_0020_numib_v04_1001051812_RecoData_DST_v8r2p2.root&amp;entry=252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0_numib_v04_1001051812_RecoData_DST_v8r2p2.root&amp;entry=372&amp;slice=-1">http://minerva05.fnal.gov:8080/tagg/Arachne/simple.html?filename=/minerva/data/users/minervapro/outreach/CCQE_antinu_DSTs_v8r2p2_runs1019_1020/19/MN_00001019_0020_numib_v04_1001051812_RecoData_DST_v8r2p2.root&amp;entry=372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0_numib_v04_1001051812_RecoData_DST_v8r2p2.root&amp;entry=597&amp;slice=-1">http://minerva05.fnal.gov:8080/tagg/Arachne/simple.html?filename=/minerva/data/users/minervapro/outreach/CCQE_antinu_DSTs_v8r2p2_runs1019_1020/19/MN_00001019_0020_numib_v04_1001051812_RecoData_DST_v8r2p2.root&amp;entry=597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0_numib_v04_1001051812_RecoData_DST_v8r2p2.root&amp;entry=1016&amp;slice=-1">http://minerva05.fnal.gov:8080/tagg/Arachne/simple.html?filename=/minerva/data/users/minervapro/outreach/CCQE_antinu_DSTs_v8r2p2_runs1019_1020/19/MN_00001019_0020_numib_v04_1001051812_RecoData_DST_v8r2p2.root&amp;entry=1016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0_numib_v04_1001051812_RecoData_DST_v8r2p2.root&amp;entry=1076&amp;slice=-1">http://minerva05.fnal.gov:8080/tagg/Arachne/simple.html?filename=/minerva/data/users/minervapro/outreach/CCQE_antinu_DSTs_v8r2p2_runs1019_1020/19/MN_00001019_0020_numib_v04_1001051812_RecoData_DST_v8r2p2.root&amp;entry=1076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0_numib_v04_1001051812_RecoData_DST_v8r2p2.root&amp;entry=1112&amp;slice=-1">http://minerva05.fnal.gov:8080/tagg/Arachne/simple.html?filename=/minerva/data/users/minervapro/outreach/CCQE_antinu_DSTs_v8r2p2_runs1019_1020/19/MN_00001019_0020_numib_v04_1001051812_RecoData_DST_v8r2p2.root&amp;entry=1112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0_numib_v04_1001051812_RecoData_DST_v8r2p2.root&amp;entry=1295&amp;slice=-1">http://minerva05.fnal.gov:8080/tagg/Arachne/simple.html?filename=/minerva/data/users/minervapro/outreach/CCQE_antinu_DSTs_v8r2p2_runs1019_1020/19/MN_00001019_0020_numib_v04_1001051812_RecoData_DST_v8r2p2.root&amp;entry=1295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0_numib_v04_1001051812_RecoData_DST_v8r2p2.root&amp;entry=1343&amp;slice=-1">http://minerva05.fnal.gov:8080/tagg/Arachne/simple.html?filename=/minerva/data/users/minervapro/outreach/CCQE_antinu_DSTs_v8r2p2_runs1019_1020/19/MN_00001019_0020_numib_v04_1001051812_RecoData_DST_v8r2p2.root&amp;entry=1343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0_numib_v04_1001051812_RecoData_DST_v8r2p2.root&amp;entry=1407&amp;slice=-1">http://minerva05.fnal.gov:8080/tagg/Arachne/simple.html?filename=/minerva/data/users/minervapro/outreach/CCQE_antinu_DSTs_v8r2p2_runs1019_1020/19/MN_00001019_0020_numib_v04_1001051812_RecoData_DST_v8r2p2.root&amp;entry=1407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1_numib_v04_1001051912_RecoData_DST_v8r2p2.root&amp;entry=260&amp;slice=-1">http://minerva05.fnal.gov:8080/tagg/Arachne/simple.html?filename=/minerva/data/users/minervapro/outreach/CCQE_antinu_DSTs_v8r2p2_runs1019_1020/19/MN_00001019_0021_numib_v04_1001051912_RecoData_DST_v8r2p2.root&amp;entry=260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1_numib_v04_1001051912_RecoData_DST_v8r2p2.root&amp;entry=314&amp;slice=-1">http://minerva05.fnal.gov:8080/tagg/Arachne/simple.html?filename=/minerva/data/users/minervapro/outreach/CCQE_antinu_DSTs_v8r2p2_runs1019_1020/19/MN_00001019_0021_numib_v04_1001051912_RecoData_DST_v8r2p2.root&amp;entry=314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1_numib_v04_1001051912_RecoData_DST_v8r2p2.root&amp;entry=826&amp;slice=-1">http://minerva05.fnal.gov:8080/tagg/Arachne/simple.html?filename=/minerva/data/users/minervapro/outreach/CCQE_antinu_DSTs_v8r2p2_runs1019_1020/19/MN_00001019_0021_numib_v04_1001051912_RecoData_DST_v8r2p2.root&amp;entry=826&amp;slice=-1</text:a><text:line-break/></text:p>
      <text:p text:style-name="P2"><text:a xlink:type="simple" xlink:href="http://minerva05.fnal.gov:8080/tagg/Arachne/simple.html?filename=/minerva/data/data_processing/downstream/dst/numibeam/v8r2p2/00/00/10/19/MN_00001019_0021_numib_v04_1001051912_RecoData_DST_v8r2p2.root&amp;entry=1062&amp;slice=-1">http://minerva05.fnal.gov:8080/tagg/Arachne/simple.html?filename=/minerva/data/users/minervapro/outreach/CCQE_antinu_DSTs_v8r2p2_runs1019_1020/19/MN_00001019_0021_numib_v04_1001051912_RecoData_DST_v8r2p2.root&amp;entry=1062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1_numib_v04_1001051912_RecoData_DST_v8r2p2.root&amp;entry=1322&amp;slice=-1">http://minerva05.fnal.gov:8080/tagg/Arachne/simple.html?filename=/minerva/data/users/minervapro/outreach/CCQE_antinu_DSTs_v8r2p2_runs1019_1020/19/MN_00001019_0021_numib_v04</text:a><text:a xlink:type="simple" xlink:href="http://minerva05.fnal.gov:8080/tagg/Arachne/simple.html?filename=/minerva/data/data_processing/downstream/dst/numibeam/v8r2p2/00/00/10/19/MN_00001019_0021_numib_v04_1001051912_RecoData_DST_v8r2p2.root&amp;entry=1322&amp;slice=-1">_1001051912_RecoData_DST_v8r2p2.root&amp;entry=1322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2_numib_v04_1001052013_RecoData_DST_v8r2p2.root&amp;entry=71&amp;slice=-1">http://minerva05.fnal.gov:8080/tagg/Arachne/simple.html?filename=/minerva/data/users/minervapro/outreach/CCQE_antinu_DSTs_v8r2p2_runs1019_1020/19/MN_00001019_0022_numib_v04_1001052013_RecoData_DST_v8r2p2.root&amp;entry=71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2_numib_v04_1001052013_RecoData_DST_v8r2p2.root&amp;entry=158&amp;slice=-1">http://minerva05.fnal.gov:8080/tagg/Arachne/simple.html?filename=/minerva/data/users/minervapro/outreach/CCQE_antinu_DSTs_v8r2p2_runs1019_1020/19/MN_00001019_0022_numib_v04_1001052013_RecoData_DST_v8r2p2.root&amp;entry=158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2_numib_v04_1001052013_RecoData_DST_v8r2p2.root&amp;entry=170&amp;slice=-1">http://minerva05.fnal.gov:8080/tagg/Arachne/simple.html?filename=/minerva/data/users/minervapro/outreach/CCQE_antinu_DSTs_v8r2p2_runs1019_1020/19/MN_00001019_0022_numib_v04_1001052013_RecoData_DST_v8r2p2.root&amp;entry=170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2_numib_v04_1001052013_RecoData_DST_v8r2p2.root&amp;entry=224&amp;slice=-1">http://minerva05.fnal.gov:8080/tagg/Arachne/simple.html?filename=/minerva/data/users/minervapro/outreach/CCQE_antinu_DSTs_v8r2p2_runs1019_1020/19/MN_00001019_0022_numib_v04_1001052013_RecoData_DST_v8r2p2.root&amp;entry=224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2_numib_v04_1001052013_RecoData_DST_v8r2p2.root&amp;entry=291&amp;slice=-1">http://minerva05.fnal.gov:8080/tagg/Arachne/simple.html?filename=/minerva/data/users/minervapro/outreach/CCQE_antinu_DSTs_v8r2p2_runs1019_1020/19/MN_00001019_0022_numib_v04_1001052013_RecoData_DST_v8r2p2.root&amp;entry=291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2_numib_v04_1001052013_RecoData_DST_v8r2p2.root&amp;entry=1052&amp;slice=-1">http://minerva05.fnal.gov:8080/tagg/Arachne/simple.html?filename=/minerva/data/users/minervapro/outreach/CCQE_antinu_DSTs_v8r2p2_runs1019_1020/19/MN_00001019_0022_numib_v04_1001052013_RecoData_DST_v8r2p2.root&amp;entry=1052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2_numib_v04_1001052013_RecoData_DST_v8r2p2.root&amp;entry=1086&amp;slice=-1">http://minerva05.fnal.gov:8080/tagg/Arachne/simple.html?filename=/minerva/data/users/minervapro/outreach/CCQE_antinu_DSTs_v8r2p2_runs1019_1020/19/MN_00001019_0022_numib_v04_1001052013_RecoData_DST_v8r2p2.root&amp;entry=1086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2_numib_v04_1001052013_RecoData_DST_v8r2p2.root&amp;entry=1314&amp;slice=-1">http://minerva05.fnal.gov:8080/tagg/Arachne/simple.html?filename=/minerva/data/users/minervapro/outreach/CCQE_antinu_DSTs_v8r2p2_runs1019_1020/19/MN_00001019_0022_numib_v04_1001052013_RecoData_DST_v8r2p2.root&amp;entry=1314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2_numib_v04_1001052013_RecoData_DST_v8r2p2.root&amp;entry=1450&amp;slice=-1">http://minerva05.fnal.gov:8080/tagg/Arachne/simple.html?filename=/minerva/data/users/minervapro/outreach/CCQE_antinu_DSTs_v8r2p2_runs1019_1020/19/MN_00001019_0022_numib_v04_1001052013_RecoData_DST_v8r2p2.root&amp;entry=1450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3_numib_v04_1001052113_RecoData_DST_v8r2p2.root&amp;entry=42&amp;slice=-1">http://minerva05.fnal.gov:8080/tagg/Arachne/simple.html?filename=/minerva/data/users/minervapro/outreach/CCQE_antinu_DSTs_v8r2p2_runs1019_1020/19/MN_00001019_0023_numib_v04_1001052113_RecoData_DST_v8r2p2.root&amp;entry=42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3_numib_v04_1001052113_RecoData_DST_v8r2p2.root&amp;entry=214&amp;slice=-1">http://minerva05.fnal.gov:8080/tagg/Arachne/simple.html?filename=/minerva/data/users/minervapro/outreach/CCQE_antinu_DSTs_v8r2p2_runs1019_1020/19/MN_00001019_0023_numib_v04_1001052113_RecoData_DST_v8r2p2.root&amp;entry=214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3_numib_v04_1001052113_RecoData_DST_v8r2p2.root&amp;entry=333&amp;slice=-1">http://minerva05.fnal.gov:8080/tagg/Arachne/simple.html?filename=/minerva/data/users/minervapro/outreach/CCQE_antinu_DSTs_v8r2p2_runs1019_1020/19/MN_00001019_0023_numib_v04_1001052113_RecoData_DST_v8r2p2.root&amp;entry=333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3_numib_v04_1001052113_RecoData_DST_v8r2p2.root&amp;entry=1344&amp;slice=-1">http://minerva05.fnal.gov:8080/tagg/Arachne/simple.html?filename=/minerva/data/users/minervapro/outreach/CCQE_antinu_DSTs_v8r2p2_runs1019_1020/19/MN_00001019_0023_numib_v04_1001052113_RecoData_DST_v8r2p2.root&amp;entry=1344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3_numib_v04_1001052113_RecoData_DST_v8r2p2.root&amp;entry=1389&amp;slice=-1">http://minerva05.fnal.gov:8080/tagg/Arachne/simple.html?filename=/minerva/data/users/minervapro/outreach/CCQE_antinu_DSTs_v8r2p2_runs1019_1020/19/MN_00001019_0023_numib_v04_1001052113_RecoData_DST_v8r2p2.root&amp;entry=1389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4_numib_v04_1001052213_RecoData_DST_v8r2p2.root&amp;entry=32&amp;slice=-1">http://minerva05.fnal.gov:8080/tagg/Arachne/simple.html?filename=/minerva/data/users/minervapro/outreach/CCQE_antinu_DSTs_v8r2p2_runs1019_1020/19/MN_00001019_0024_numib_v04_1001052213_RecoData_DST_v8r2p2.root&amp;entry=32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4_numib_v04_1001052213_RecoData_DST_v8r2p2.root&amp;entry=60&amp;slice=-1">http://minerva05.fnal.gov:8080/tagg/Arachne/simple.html?filename=/minerva/data/users/minervapro/outreach/CCQE_antinu_DSTs_v8r2p2_runs1019_1020/19/MN_00001019_0024_numib_v04_1001052213_RecoData_DST_v8r2p2.root&amp;entry=60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4_numib_v04_1001052213_RecoData_DST_v8r2p2.root&amp;entry=63&amp;slice=-1">http://minerva05.fnal.gov:8080/tagg/Arachne/simple.html?</text:a><text:soft-page-break/><text:a xlink:type="simple" xlink:href="http://minerva05.fnal.gov:8080/tagg/Arachne/simple.html?filename=/minerva/data/data_processing/downstream/dst/numibeam/v8r2p2/00/00/10/19/MN_00001019_0024_numib_v04_1001052213_RecoData_DST_v8r2p2.root&amp;entry=63&amp;slice=-1">filename=/minerva/data/users/minervapro/outreach/CCQE_antinu_DSTs_v8r2p2_runs1019_1020/19/MN_00001019_0024_numib_v04_1001052213_RecoData_DST_v8r2p2.root&amp;entry=63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4_numib_v04_1001052213_RecoData_DST_v8r2p2.root&amp;entry=892&amp;slice=-1">http://minerva05.fnal.gov:8080/tagg/Arachne/simple.html?filename=/minerva/data/users/minervapro/outreach/CCQE_antinu_DSTs_v8r2p2_runs1019_1020/19/MN_00001019_0024_numib_v04_1001052213_RecoData_DST_v8r2p2.root&amp;entry=892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4_numib_v04_1001052213_RecoData_DST_v8r2p2.root&amp;entry=937&amp;slice=-1">http://minerva05.fnal.gov:8080/tagg/Arachne/simple.html?filename=/minerva/data/users/minervapro/outreach/CCQE_antinu_DSTs_v8r2p2_runs1019_1020/19/MN_00001019_0024_numib_v04_1001052213_RecoData_DST_v8r2p2.root&amp;entry=937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4_numib_v04_1001052213_RecoData_DST_v8r2p2.root&amp;entry=1083&amp;slice=-1">http://minerva05.fnal.gov:8080/tagg/Arachne/simple.html?filename=/minerva/data/users/minervapro/outreach/CCQE_antinu_DSTs_v8r2p2_runs1019_1020/19/MN_00001019_0024_numib_v04_1001052213_RecoData_DST_v8r2p2.root&amp;entry=1083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5_numib_v04_1001052314_RecoData_DST_v8r2p2.root&amp;entry=397&amp;slice=-1">http://minerva05.fnal.gov:8080/tagg/Arachne/simple.html?filename=/minerva/data/users/minervapro/outreach/CCQE_antinu_DSTs_v8r2p2_runs1019_1020/19/MN_00001019_0025_numib_v04_1001052314_RecoData_DST_v8r2p2.root&amp;entry=397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5_numib_v04_1001052314_RecoData_DST_v8r2p2.root&amp;entry=545&amp;slice=-1">http://minerva05.fnal.gov:8080/tagg/Arachne/simple.html?filename=/minerva/data/users/minervapro/outreach/CCQE_antinu_DSTs_v8r2p2_runs1019_1020/19/MN_00001019_0025_numib_v04_1001052314_RecoData_DST_v8r2p2.root&amp;entry=545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5_numib_v04_1001052314_RecoData_DST_v8r2p2.root&amp;entry=861&amp;slice=-1">http://minerva05.fnal.gov:8080/tagg/Arachne/simple.html?filename=/minerva/data/users/minervapro/outreach/CCQE_antinu_DSTs_v8r2p2_runs1019_1020/19/MN_00001019_0025_numib_v04_1001052314_RecoData_DST_v8r2p2.root&amp;entry=861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5_numib_v04_1001052314_RecoData_DST_v8r2p2.root&amp;entry=1091&amp;slice=-1">http://minerva05.fnal.gov:8080/tagg/Arachne/simple.html?filename=/minerva/data/users/minervapro/outreach/CCQE_antinu_DSTs_v8r2p2_runs1019_1020/19/MN_00001019_0025_numib_v04_1001052314_RecoData_DST_v8r2p2.root&amp;entry=1091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5_numib_v04_1001052314_RecoData_DST_v8r2p2.root&amp;entry=1171&amp;slice=-1">http://minerva05.fnal.gov:8080/tagg/Arachne/simple.html?filename=/minerva/data/users/minervapro/outreach/CCQE_antinu_DSTs_v8r2p2_runs1019_1020/19/MN_00001019_0025_numib_v04_1001052314_RecoData_DST_v8r2p2.root&amp;entry=1171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5_numib_v04_1001052314_RecoData_DST_v8r2p2.root&amp;entry=1206&amp;slice=-1">http://minerva05.fnal.gov:8080/tagg/Arachne/simple.html?filename=/minerva/data/users/minervapro/outreach/CCQE_antinu_DSTs_v8r2p2_runs1019_1020/19/MN_00001019_0025_numib_v04_1001052314_RecoData_DST_v8r2p2.root&amp;entry=1206&amp;slice=-1</text:a></text:p>
      <text:p text:style-name="P2"/>
      <text:p text:style-name="P2"><text:a xlink:type="simple" xlink:href="http://minerva05.fnal.gov:8080/tagg/Arachne/simple.html?filename=/minerva/data/data_processing/downstream/dst/numibeam/v8r2p2/00/00/10/19/MN_00001019_0025_numib_v04_1001052314_RecoData_DST_v8r2p2.root&amp;entry=1477&amp;slice=-1">http://minerva05.fnal.gov:8080/tagg/Arachne/simple.html?filename=/minerva/data/users/minervapro/outreach/CCQE_antinu_DSTs_v8r2p2_runs1019_1020/19/MN_00001019_0025_numib_v04_1001052314_RecoData_DST_v8r2p2.root&amp;entry=1477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2_numib_v04_1001060047_RecoData_DST_v8r2p2.root&amp;entry=367&amp;slice=-1">http://minerva05.fnal.gov:8080/tagg/Arachne/simple.html?filename=/minerva/data/users/minervapro/outreach/CCQE_antinu_DSTs_v8r2p2_runs1019_1020/20/MN_00001020_0002_numib_v04_1001060047_RecoData_DST_v8r2p2.root&amp;entry=367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2_numib_v04_1001060047_RecoData_DST_v8r2p2.root&amp;entry=419&amp;slice=-1">http://minerva05.fnal.gov:8080/tagg/Arachne/simple.html?filename=/minerva/data/users/minervapro/outreach/CCQE_antinu_DSTs_v8r2p2_runs1019_1020/20/MN_00001020_0002_numib_v04_1001060047_RecoData_DST_v8r2p2.root&amp;entry=419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2_numib_v04_1001060047_RecoData_DST_v8r2p2.root&amp;entry=475&amp;slice=-1">http://minerva05.fnal.gov:8080/tagg/Arachne/simple.html?filename=/minerva/data/users/minervapro/outreach/CCQE_antinu_DSTs_v8r2p2_runs1019_1020/20/MN_00001020_0002_numib_v04_1001060047_RecoData_DST_v8r2p2.root&amp;entry=475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2_numib_v04_1001060047_RecoData_DST_v8r2p2.root&amp;entry=650&amp;slice=-1">http://minerva05.fnal.gov:8080/tagg/Arachne/simple.html?filename=/minerva/data/users/minervapro/outreach/CCQE_antinu_DSTs_v8r2p2_runs1019_1020/20/MN_00001020_0002_numib_v04_1001060047_RecoData_DST_v8r2p2.root&amp;entry=650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2_numib_v04_1001060047_RecoData_DST_v8r2p2.root&amp;entry=865&amp;slice=-1">http://minerva05.fnal.gov:8080/tagg/Arachne/simple.html?filename=/minerva/data/users/minervapro/outreach/CCQE_antinu_DSTs_v8r2p2_runs1019_1020/20/MN_00001020_0002_numib_v04_1001060047_RecoData_DST_v8r2p2.root&amp;entry=865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2_numib_v04_1001060047_RecoData_DST_v8r2p2.root&amp;entry=1093&amp;slice=-1">http://minerva05.fnal.gov:8080/tagg/Arachne/simple.html?filename=/minerva/data/users/minervapro/outreach/CCQE_antinu_DSTs_v8r2p2_runs1019_1020/20/MN_00001020_0002_numib_v04_1001060047_RecoData_DST_v8r2p2.root&amp;entry=1093&amp;slice=-1</text:a></text:p>
      <text:p text:style-name="P2"/>
      <text:p text:style-name="P2"><text:soft-page-break/><text:a xlink:type="simple" xlink:href="http://minerva05.fnal.gov:8080/tagg/Arachne/simple.html?filename=/minerva/data/data_processing/downstream/dst/numibeam/v8r2p2/00/00/10/20/MN_00001020_0002_numib_v04_1001060047_RecoData_DST_v8r2p2.root&amp;entry=1144&amp;slice=-1">http://minerva05.fnal.gov:8080/tagg/Arachne/simple.html?filename=/minerva/data/users/minervapro/outreach/CCQE_antinu_DSTs_v8r2p2_runs1019_1020/20/MN_00001020_0002_numib_v04_1001060047_RecoData_DST_v8r2p2.root&amp;entry=1144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2_numib_v04_1001060047_RecoData_DST_v8r2p2.root&amp;entry=1175&amp;slice=-1">http://minerva05.fnal.gov:8080/tagg/Arachne/simple.html?filename=/minerva/data/users/minervapro/outreach/CCQE_antinu_DSTs_v8r2p2_runs1019_1020/20/MN_00001020_0002_numib_v04_1001060047_RecoData_DST_v8r2p2.root&amp;entry=1175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2_numib_v04_1001060047_RecoData_DST_v8r2p2.root&amp;entry=1191&amp;slice=-1">http://minerva05.fnal.gov:8080/tagg/Arachne/simple.html?filename=/minerva/data/users/minervapro/outreach/CCQE_antinu_DSTs_v8r2p2_runs1019_1020/20/MN_00001020_0002_numib_v04_1001060047_RecoData_DST_v8r2p2.root&amp;entry=1191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2_numib_v04_1001060047_RecoData_DST_v8r2p2.root&amp;entry=1414&amp;slice=-1">http://minerva05.fnal.gov:8080/tagg/Arachne/simple.html?filename=/minerva/data/users/minervapro/outreach/CCQE_antinu_DSTs_v8r2p2_runs1019_1020/20/MN_00001020_0002_numib_v04_1001060047_RecoData_DST_v8r2p2.root&amp;entry=1414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2_numib_v04_1001060047_RecoData_DST_v8r2p2.root&amp;entry=1442&amp;slice=-1">http://minerva05.fnal.gov:8080/tagg/Arachne/simple.html?filename=/minerva/data/users/minervapro/outreach/CCQE_antinu_DSTs_v8r2p2_runs1019_1020/20/MN_00001020_0002_numib_v04_1001060047_RecoData_DST_v8r2p2.root&amp;entry=1442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3_numib_v04_1001060150_RecoData_DST_v8r2p2.root&amp;entry=242&amp;slice=-1">http://minerva05.fnal.gov:8080/tagg/Arachne/simple.html?filename=/minerva/data/users/minervapro/outreach/CCQE_antinu_DSTs_v8r2p2_runs1019_1020/20/MN_00001020_0003_numib_v04_1001060150_RecoData_DST_v8r2p2.root&amp;entry=242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3_numib_v04_1001060150_RecoData_DST_v8r2p2.root&amp;entry=367&amp;slice=-1">http://minerva05.fnal.gov:8080/tagg/Arachne/simple.html?filename=/minerva/data/users/minervapro/outreach/CCQE_antinu_DSTs_v8r2p2_runs1019_1020/20/MN_00001020_0003_numib_v04_1001060150_RecoData_DST_v8r2p2.root&amp;entry=367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3_numib_v04_1001060150_RecoData_DST_v8r2p2.root&amp;entry=519&amp;slice=-1">http://minerva05.fnal.gov:8080/tagg/Arachne/simple.html?filename=/minerva/data/users/minervapro/outreach/CCQE_antinu_DSTs_v8r2p2_runs1019_1020/20/MN_00001020_0003_numib_v04_1001060150_RecoData_DST_v8r2p2.root&amp;entry=519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3_numib_v04_1001060150_RecoData_DST_v8r2p2.root&amp;entry=1078&amp;slice=-1">http://minerva05.fnal.gov:8080/tagg/Arachne/simple.html?filename=/minerva/data/users/minervapro/outreach/CCQE_antinu_DSTs_v8r2p2_runs1019_1020/20/MN_00001020_0003_numib_v04_1001060150_RecoData_DST_v8r2p2.root&amp;entry=1078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3_numib_v04_1001060150_RecoData_DST_v8r2p2.root&amp;entry=1370&amp;slice=-1">http://minerva05.fnal.gov:8080/tagg/Arachne/simple.html?filename=/minerva/data/users/minervapro/outreach/CCQE_antinu_DSTs_v8r2p2_runs1019_1020/20/MN_00001020_0003_numib_v04_1001060150_RecoData_DST_v8r2p2.root&amp;entry=1370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4_numib_v04_1001060250_RecoData_DST_v8r2p2.root&amp;entry=324&amp;slice=-1">http://minerva05.fnal.gov:8080/tagg/Arachne/simple.html?filename=/minerva/data/users/minervapro/outreach/CCQE_antinu_DSTs_v8r2p2_runs1019_1020/20/MN_00001020_0004_numib_v04_1001060250_RecoData_DST_v8r2p2.root&amp;entry=324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4_numib_v04_1001060250_RecoData_DST_v8r2p2.root&amp;entry=622&amp;slice=-1">http://minerva05.fnal.gov:8080/tagg/Arachne/simple.html?filename=/minerva/data/users/minervapro/outreach/CCQE_antinu_DSTs_v8r2p2_runs1019_1020/20/MN_00001020_0004_numib_v04_1001060250_RecoData_DST_v8r2p2.root&amp;entry=622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4_numib_v04_1001060250_RecoData_DST_v8r2p2.root&amp;entry=876&amp;slice=-1">http://minerva05.fnal.gov:8080/tagg/Arachne/simple.html?filename=/minerva/data/users/minervapro/outreach/CCQE_antinu_DSTs_v8r2p2_runs1019_1020/20/MN_00001020_0004_numib_v04_1001060250_RecoData_DST_v8r2p2.root&amp;entry=876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4_numib_v04_1001060250_RecoData_DST_v8r2p2.root&amp;entry=1235&amp;slice=-1">http://minerva05.fnal.gov:8080/tagg/Arachne/simple.html?filename=/minerva/data/users/minervapro/outreach/CCQE_antinu_DSTs_v8r2p2_runs1019_1020/20/MN_00001020_0004_numib_v04_1001060250_RecoData_DST_v8r2p2.root&amp;entry=1235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4_numib_v04_1001060250_RecoData_DST_v8r2p2.root&amp;entry=1308&amp;slice=-1">http://minerva05.fnal.gov:8080/tagg/Arachne/simple.html?filename=/minerva/data/users/minervapro/outreach/CCQE_antinu_DSTs_v8r2p2_runs1019_1020/20/MN_00001020_0004_numib_v04_1001060250_RecoData_DST_v8r2p2.root&amp;entry=1308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4_numib_v04_1001060250_RecoData_DST_v8r2p2.root&amp;entry=1399&amp;slice=-1">http://minerva05.fnal.gov:8080/tagg/Arachne/simple.html?filename=/minerva/data/users/minervapro/outreach/CCQE_antinu_DSTs_v8r2p2_runs1019_1020/20/MN_00001020_0004_numib_v04_1001060250_RecoData_DST_v8r2p2.root&amp;entry=1399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5_numib_v04_1001060356_RecoData_DST_v8r2p2.root&amp;entry=173&amp;slice=-1">http://minerva05.fnal.gov:8080/tagg/Arachne/simple.html?filename=/minerva/data/users/minervapro/outreach/CCQE_antinu_DSTs_v8r2p2_runs1019_1020/20/MN_00001020_0005_numib_v04_1001060356_RecoData_DST_v8r2p2.root&amp;entry=173&amp;slice=-1</text:a></text:p>
      <text:p text:style-name="P2"><text:soft-page-break/></text:p>
      <text:p text:style-name="P2"><text:a xlink:type="simple" xlink:href="http://minerva05.fnal.gov:8080/tagg/Arachne/simple.html?filename=/minerva/data/data_processing/downstream/dst/numibeam/v8r2p2/00/00/10/20/MN_00001020_0005_numib_v04_1001060356_RecoData_DST_v8r2p2.root&amp;entry=1065&amp;slice=-1">http://minerva05.fnal.gov:8080/tagg/Arachne/simple.html?filename=/minerva/data/users/minervapro/outreach/CCQE_antinu_DSTs_v8r2p2_runs1019_1020/20/MN_00001020_0005_numib_v04_1001060356_RecoData_DST_v8r2p2.root&amp;entry=1065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5_numib_v04_1001060356_RecoData_DST_v8r2p2.root&amp;entry=1118&amp;slice=-1">http://minerva05.fnal.gov:8080/tagg/Arachne/simple.html?filename=/minerva/data/users/minervapro/outreach/CCQE_antinu_DSTs_v8r2p2_runs1019_1020/20/MN_00001020_0005_numib_v04_1001060356_RecoData_DST_v8r2p2.root&amp;entry=1118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5_numib_v04_1001060356_RecoData_DST_v8r2p2.root&amp;entry=1237&amp;slice=-1">http://minerva05.fnal.gov:8080/tagg/Arachne/simple.html?filename=/minerva/data/users/minervapro/outreach/CCQE_antinu_DSTs_v8r2p2_runs1019_1020/20/MN_00001020_0005_numib_v04_1001060356_RecoData_DST_v8r2p2.root&amp;entry=1237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6_numib_v04_1001060456_RecoData_DST_v8r2p2.root&amp;entry=224&amp;slice=-1">http://minerva05.fnal.gov:8080/tagg/Arachne/simple.html?filename=/minerva/data/users/minervapro/outreach/CCQE_antinu_DSTs_v8r2p2_runs1019_1020/20/MN_00001020_0006_numib_v04_1001060456_RecoData_DST_v8r2p2.root&amp;entry=224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6_numib_v04_1001060456_RecoData_DST_v8r2p2.root&amp;entry=828&amp;slice=-1">http://minerva05.fnal.gov:8080/tagg/Arachne/simple.html?filename=/minerva/data/users/minervapro/outreach/CCQE_antinu_DSTs_v8r2p2_runs1019_1020/20/MN_00001020_0006_numib_v04_1001060456_RecoData_DST_v8r2p2.root&amp;entry=828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6_numib_v04_1001060456_RecoData_DST_v8r2p2.root&amp;entry=1219&amp;slice=-1">http://minerva05.fnal.gov:8080/tagg/Arachne/simple.html?filename=/minerva/data/users/minervapro/outreach/CCQE_antinu_DSTs_v8r2p2_runs1019_1020/20/MN_00001020_0006_numib_v04_1001060456_RecoData_DST_v8r2p2.root&amp;entry=1219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6_numib_v04_1001060456_RecoData_DST_v8r2p2.root&amp;entry=1277&amp;slice=-1">http://minerva05.fnal.gov:8080/tagg/Arachne/simple.html?filename=/minerva/data/users/minervapro/outreach/CCQE_antinu_DSTs_v8r2p2_runs1019_1020/20/MN_00001020_0006_numib_v04_1001060456_RecoData_DST_v8r2p2.root&amp;entry=1277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6_numib_v04_1001060456_RecoData_DST_v8r2p2.root&amp;entry=1281&amp;slice=-1">http://minerva05.fnal.gov:8080/tagg/Arachne/simple.html?filename=/minerva/data/users/minervapro/outreach/CCQE_antinu_DSTs_v8r2p2_runs1019_1020/20/MN_00001020_0006_numib_v04_1001060456_RecoData_DST_v8r2p2.root&amp;entry=1281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7_numib_v04_1001060556_RecoData_DST_v8r2p2.root&amp;entry=1063&amp;slice=-1">http://minerva05.fnal.gov:8080/tagg/Arachne/simple.html?filename=/minerva/data/users/minervapro/outreach/CCQE_antinu_DSTs_v8r2p2_runs1019_1020/20/MN_00001020_0007_numib_v04_1001060556_RecoData_DST_v8r2p2.root&amp;entry=1063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8_numib_v04_1001060657_RecoData_DST_v8r2p2.root&amp;entry=275&amp;slice=-1">http://minerva05.fnal.gov:8080/tagg/Arachne/simple.html?filename=/minerva/data/users/minervapro/outreach/CCQE_antinu_DSTs_v8r2p2_runs1019_1020/20/MN_00001020_0008_numib_v04_1001060657_RecoData_DST_v8r2p2.root&amp;entry=275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8_numib_v04_1001060657_RecoData_DST_v8r2p2.root&amp;entry=579&amp;slice=-1">http://minerva05.fnal.gov:8080/tagg/Arachne/simple.html?filename=/minerva/data/users/minervapro/outreach/CCQE_antinu_DSTs_v8r2p2_runs1019_1020/20/MN_00001020_0008_numib_v04_1001060657_RecoData_DST_v8r2p2.root&amp;entry=579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8_numib_v04_1001060657_RecoData_DST_v8r2p2.root&amp;entry=1266&amp;slice=-1">http://minerva05.fnal.gov:8080/tagg/Arachne/simple.html?filename=/minerva/data/users/minervapro/outreach/CCQE_antinu_DSTs_v8r2p2_runs1019_1020/20/MN_00001020_0008_numib_v04_1001060657_RecoData_DST_v8r2p2.root&amp;entry=1266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8_numib_v04_1001060657_RecoData_DST_v8r2p2.root&amp;entry=1394&amp;slice=-1">http://minerva05.fnal.gov:8080/tagg/Arachne/simple.html?filename=/minerva/data/users/minervapro/outreach/CCQE_antinu_DSTs_v8r2p2_runs1019_1020/20/MN_00001020_0008_numib_v04_1001060657_RecoData_DST_v8r2p2.root&amp;entry=1394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9_numib_v04_1001060757_RecoData_DST_v8r2p2.root&amp;entry=190&amp;slice=-1">http://minerva05.fnal.gov:8080/tagg/Arachne/simple.html?filename=/minerva/data/users/minervapro/outreach/CCQE_antinu_DSTs_v8r2p2_runs1019_1020/20/MN_00001020_0009_numib_v04_1001060757_RecoData_DST_v8r2p2.root&amp;entry=190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9_numib_v04_1001060757_RecoData_DST_v8r2p2.root&amp;entry=304&amp;slice=-1">http://minerva05.fnal.gov:8080/tagg/Arachne/simple.html?filename=/minerva/data/users/minervapro/outreach/CCQE_antinu_DSTs_v8r2p2_runs1019_1020/20/MN_00001020_0009_numib_v04_1001060757_RecoData_DST_v8r2p2.root&amp;entry=304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9_numib_v04_1001060757_RecoData_DST_v8r2p2.root&amp;entry=313&amp;slice=-1">http://minerva05.fnal.gov:8080/tagg/Arachne/simple.html?filename=/minerva/data/users/minervapro/outreach/CCQE_antinu_DSTs_v8r2p2_runs1019_1020/20/MN_00001020_0009_numib_v04_1001060757_RecoData_DST_v8r2p2.root&amp;entry=313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9_numib_v04_1001060757_RecoData_DST_v8r2p2.root&amp;entry=519&amp;slice=-1">http://minerva05.fnal.gov:8080/tagg/Arachne/simple.html?filename=/minerva/data/users/minervapro/outreach/CCQE_antinu_DSTs_v8r2p2_runs1019_1020/20/MN_00001020_0009_numib_v04</text:a><text:a xlink:type="simple" xlink:href="http://minerva05.fnal.gov:8080/tagg/Arachne/simple.html?filename=/minerva/data/data_processing/downstream/dst/numibeam/v8r2p2/00/00/10/20/MN_00001020_0009_numib_v04_1001060757_RecoData_DST_v8r2p2.root&amp;entry=519&amp;slice=-1">_1001060757_RecoData_DST_v8r2p2.root&amp;entry=519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9_numib_v04_1001060757_RecoData_DST_v8r2p2.root&amp;entry=534&amp;slice=-1">http://minerva05.fnal.gov:8080/tagg/Arachne/simple.html?filename=/minerva/data/users/minervapro/outreach/CCQE_antinu_DSTs_v8r2p2_runs1019_1020/20/MN_00001020_0009_numib_v04_1001060757_RecoData_DST_v8r2p2.root&amp;entry=534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9_numib_v04_1001060757_RecoData_DST_v8r2p2.root&amp;entry=693&amp;slice=-1">http://minerva05.fnal.gov:8080/tagg/Arachne/simple.html?filename=/minerva/data/users/minervapro/outreach/CCQE_antinu_DSTs_v8r2p2_runs1019_1020/20/MN_00001020_0009_numib_v04_1001060757_RecoData_DST_v8r2p2.root&amp;entry=693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09_numib_v04_1001060757_RecoData_DST_v8r2p2.root&amp;entry=812&amp;slice=-1">http://minerva05.fnal.gov:8080/tagg/Arachne/simple.html?filename=/minerva/data/users/minervapro/outreach/CCQE_antinu_DSTs_v8r2p2_runs1019_1020/20/MN_00001020_0009_numib_v04_1001060757_RecoData_DST_v8r2p2.root&amp;entry=812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10_numib_v04_1001060857_RecoData_DST_v8r2p2.root&amp;entry=121&amp;slice=-1">http://minerva05.fnal.gov:8080/tagg/Arachne/simple.html?filename=/minerva/data/users/minervapro/outreach/CCQE_antinu_DSTs_v8r2p2_runs1019_1020/20/MN_00001020_0010_numib_v04_1001060857_RecoData_DST_v8r2p2.root&amp;entry=121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10_numib_v04_1001060857_RecoData_DST_v8r2p2.root&amp;entry=163&amp;slice=-1">http://minerva05.fnal.gov:8080/tagg/Arachne/simple.html?filename=/minerva/data/users/minervapro/outreach/CCQE_antinu_DSTs_v8r2p2_runs1019_1020/20/MN_00001020_0010_numib_v04_1001060857_RecoData_DST_v8r2p2.root&amp;entry=163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10_numib_v04_1001060857_RecoData_DST_v8r2p2.root&amp;entry=484&amp;slice=-1">http://minerva05.fnal.gov:8080/tagg/Arachne/simple.html?filename=/minerva/data/users/minervapro/outreach/CCQE_antinu_DSTs_v8r2p2_runs1019_1020/20/MN_00001020_0010_numib_v04_1001060857_RecoData_DST_v8r2p2.root&amp;entry=484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11_numib_v04_1001060958_RecoData_DST_v8r2p2.root&amp;entry=787&amp;slice=-1">http://minerva05.fnal.gov:8080/tagg/Arachne/simple.html?filename=/minerva/data/users/minervapro/outreach/CCQE_antinu_DSTs_v8r2p2_runs1019_1020/20/MN_00001020_0011_numib_v04_1001060958_RecoData_DST_v8r2p2.root&amp;entry=787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11_numib_v04_1001060958_RecoData_DST_v8r2p2.root&amp;entry=902&amp;slice=-1">http://minerva05.fnal.gov:8080/tagg/Arachne/simple.html?filename=/minerva/data/users/minervapro/outreach/CCQE_antinu_DSTs_v8r2p2_runs1019_1020/20/MN_00001020_0011_numib_v04_1001060958_RecoData_DST_v8r2p2.root&amp;entry=902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11_numib_v04_1001060958_RecoData_DST_v8r2p2.root&amp;entry=1058&amp;slice=-1">http://minerva05.fnal.gov:8080/tagg/Arachne/simple.html?filename=/minerva/data/users/minervapro/outreach/CCQE_antinu_DSTs_v8r2p2_runs1019_1020/20/MN_00001020_0011_numib_v04_1001060958_RecoData_DST_v8r2p2.root&amp;entry=1058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11_numib_v04_1001060958_RecoData_DST_v8r2p2.root&amp;entry=1311&amp;slice=-1">http://minerva05.fnal.gov:8080/tagg/Arachne/simple.html?filename=/minerva/data/users/minervapro/outreach/CCQE_antinu_DSTs_v8r2p2_runs1019_1020/20/MN_00001020_0011_numib_v04_1001060958_RecoData_DST_v8r2p2.root&amp;entry=1311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11_numib_v04_1001060958_RecoData_DST_v8r2p2.root&amp;entry=1408&amp;slice=-1">http://minerva05.fnal.gov:8080/tagg/Arachne/simple.html?filename=/minerva/data/users/minervapro/outreach/CCQE_antinu_DSTs_v8r2p2_runs1019_1020/20/MN_00001020_0011_numib_v04_1001060958_RecoData_DST_v8r2p2.root&amp;entry=1408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12_numib_v04_1001061058_RecoData_DST_v8r2p2.root&amp;entry=437&amp;slice=-1">http://minerva05.fnal.gov:8080/tagg/Arachne/simple.html?filename=/minerva/data/users/minervapro/outreach/CCQE_antinu_DSTs_v8r2p2_runs1019_1020/20/MN_00001020_0012_numib_v04_1001061058_RecoData_DST_v8r2p2.root&amp;entry=437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13_numib_v04_1001061158_RecoData_DST_v8r2p2.root&amp;entry=856&amp;slice=-1">http://minerva05.fnal.gov:8080/tagg/Arachne/simple.html?filename=/minerva/data/users/minervapro/outreach/CCQE_antinu_DSTs_v8r2p2_runs1019_1020/20/MN_00001020_0013_numib_v04_1001061158_RecoData_DST_v8r2p2.root&amp;entry=856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13_numib_v04_1001061158_RecoData_DST_v8r2p2.root&amp;entry=1337&amp;slice=-1">http://minerva05.fnal.gov:8080/tagg/Arachne/simple.html?filename=/minerva/data/users/minervapro/outreach/CCQE_antinu_DSTs_v8r2p2_runs1019_1020/20/MN_00001020_0013_numib_v04_1001061158_RecoData_DST_v8r2p2.root&amp;entry=1337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14_numib_v04_1001061259_RecoData_DST_v8r2p2.root&amp;entry=48&amp;slice=-1">http://minerva05.fnal.gov:8080/tagg/Arachne/simple.html?filename=/minerva/data/users/minervapro/outreach/CCQE_antinu_DSTs_v8r2p2_runs1019_1020/20/MN_00001020_0014_numib_v04_1001061259_RecoData_DST_v8r2p2.root&amp;entry=48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14_numib_v04_1001061259_RecoData_DST_v8r2p2.root&amp;entry=112&amp;slice=-1">http://minerva05.fnal.gov:8080/tagg/Arachne/simple.html?filename=/minerva/data/users/minervapro/outreach/CCQE_antinu_DSTs_v8r2p2_runs1019_1020/20/MN_00001020_0014_numib_v04_1001061259_RecoData_DST_v8r2p2.root&amp;entry=112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14_numib_v04_1001061259_RecoData_DST_v8r2p2.root&amp;entry=614&amp;slice=-1">http://minerva05.fnal.gov:8080/tagg/Arachne/simple.html?</text:a><text:soft-page-break/><text:a xlink:type="simple" xlink:href="http://minerva05.fnal.gov:8080/tagg/Arachne/simple.html?filename=/minerva/data/data_processing/downstream/dst/numibeam/v8r2p2/00/00/10/20/MN_00001020_0014_numib_v04_1001061259_RecoData_DST_v8r2p2.root&amp;entry=614&amp;slice=-1">filename=/minerva/data/users/minervapro/outreach/CCQE_antinu_DSTs_v8r2p2_runs1019_1020/20/MN_00001020_0014_numib_v04_1001061259_RecoData_DST_v8r2p2.root&amp;entry=614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14_numib_v04_1001061259_RecoData_DST_v8r2p2.root&amp;entry=1353&amp;slice=-1">http://minerva05.fnal.gov:8080/tagg/Arachne/simple.html?filename=/minerva/data/users/minervapro/outreach/CCQE_antinu_DSTs_v8r2p2_runs1019_1020/20/MN_00001020_0014_numib_v04_1001061259_RecoData_DST_v8r2p2.root&amp;entry=1353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14_numib_v04_1001061259_RecoData_DST_v8r2p2.root&amp;entry=1482&amp;slice=-1">http://minerva05.fnal.gov:8080/tagg/Arachne/simple.html?filename=/minerva/data/users/minervapro/outreach/CCQE_antinu_DSTs_v8r2p2_runs1019_1020/20/MN_00001020_0014_numib_v04_1001061259_RecoData_DST_v8r2p2.root&amp;entry=1482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15_numib_v04_1001061359_RecoData_DST_v8r2p2.root&amp;entry=356&amp;slice=-1">http://minerva05.fnal.gov:8080/tagg/Arachne/simple.html?filename=/minerva/data/users/minervapro/outreach/CCQE_antinu_DSTs_v8r2p2_runs1019_1020/20/MN_00001020_0015_numib_v04_1001061359_RecoData_DST_v8r2p2.root&amp;entry=356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15_numib_v04_1001061359_RecoData_DST_v8r2p2.root&amp;entry=661&amp;slice=-1">http://minerva05.fnal.gov:8080/tagg/Arachne/simple.html?filename=/minerva/data/users/minervapro/outreach/CCQE_antinu_DSTs_v8r2p2_runs1019_1020/20/MN_00001020_0015_numib_v04_1001061359_RecoData_DST_v8r2p2.root&amp;entry=661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15_numib_v04_1001061359_RecoData_DST_v8r2p2.root&amp;entry=993&amp;slice=-1">http://minerva05.fnal.gov:8080/tagg/Arachne/simple.html?filename=/minerva/data/users/minervapro/outreach/CCQE_antinu_DSTs_v8r2p2_runs1019_1020/20/MN_00001020_0015_numib_v04_1001061359_RecoData_DST_v8r2p2.root&amp;entry=993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15_numib_v04_1001061359_RecoData_DST_v8r2p2.root&amp;entry=1129&amp;slice=-1">http://minerva05.fnal.gov:8080/tagg/Arachne/simple.html?filename=/minerva/data/users/minervapro/outreach/CCQE_antinu_DSTs_v8r2p2_runs1019_1020/20/MN_00001020_0015_numib_v04_1001061359_RecoData_DST_v8r2p2.root&amp;entry=1129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16_numib_v04_1001061459_RecoData_DST_v8r2p2.root&amp;entry=377&amp;slice=-1">http://minerva05.fnal.gov:8080/tagg/Arachne/simple.html?filename=/minerva/data/users/minervapro/outreach/CCQE_antinu_DSTs_v8r2p2_runs1019_1020/20/MN_00001020_0016_numib_v04_1001061459_RecoData_DST_v8r2p2.root&amp;entry=377&amp;slice=-1</text:a></text:p>
      <text:p text:style-name="P2"/>
      <text:p text:style-name="P2"><text:a xlink:type="simple" xlink:href="http://minerva05.fnal.gov:8080/tagg/Arachne/simple.html?filename=/minerva/data/data_processing/downstream/dst/numibeam/v8r2p2/00/00/10/20/MN_00001020_0016_numib_v04_1001061459_RecoData_DST_v8r2p2.root&amp;entry=1360&amp;slice=-1">http://minerva05.fnal.gov:8080/tagg/Arachne/simple.html?filename=/minerva/data/users/minervapro/outreach/CCQE_antinu_DSTs_v8r2p2_runs1019_1020/20/MN_00001020_0016_numib_v04_1001061459_RecoData_DST_v8r2p2.root&amp;entry=1360&amp;slice=-1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TimesNewRomanPSMT" svg:font-family="TimesNewRomanPSMT" style:font-family-generic="roman"/>
    <style:font-face style:name="ArialMT" svg:font-family="ArialMT" style:font-family-generic="swiss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1" fo:font-family="'Times New Roman'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7T15:09:59.412282000</dc:date>
    <meta:generator>LibreOffice/4.1.3.2$MacOSX_x86 LibreOffice_project/70feb7d99726f064edab4605a8ab840c50ec57a</meta:generator>
    <meta:editing-duration>P0D</meta:editing-duration>
    <meta:editing-cycles>1</meta:editing-cycles>
    <meta:document-statistic meta:table-count="0" meta:image-count="0" meta:object-count="0" meta:page-count="14" meta:paragraph-count="216" meta:word-count="313" meta:character-count="48076" meta:non-whitespace-character-count="47972"/>
  </office:meta>
</office:document-meta>
</file>